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fo:font-weight="bold" officeooo:rsid="00202d77" officeooo:paragraph-rsid="00202d77" style:font-weight-asian="bold" style:font-weight-complex="bold"/>
    </style:style>
    <style:style style:name="P3" style:family="paragraph" style:parent-style-name="Standard">
      <style:text-properties fo:font-weight="bold" officeooo:rsid="001407c0" officeooo:paragraph-rsid="001407c0" style:font-weight-asian="bold" style:font-weight-complex="bold"/>
    </style:style>
    <style:style style:name="P4" style:family="paragraph" style:parent-style-name="Standard">
      <style:text-properties fo:font-weight="normal" officeooo:rsid="00202d77" officeooo:paragraph-rsid="00202d77" style:font-weight-asian="normal" style:font-weight-complex="normal"/>
    </style:style>
    <style:style style:name="P5" style:family="paragraph" style:parent-style-name="Standard">
      <style:text-properties fo:font-style="italic" fo:font-weight="normal" officeooo:rsid="00202d77" officeooo:paragraph-rsid="00202d7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officeooo:rsid="00202d77" officeooo:paragraph-rsid="00202d7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bold" officeooo:rsid="00202d77" officeooo:paragraph-rsid="001407c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202d77"/>
    </style:style>
    <style:style style:name="T5" style:family="text">
      <style:text-properties officeooo:rsid="00227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5">x</text:span>L<text:span text:style-name="T5">x</text:span> German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3T16:19:12.762252778</dc:date>
    <meta:editing-duration>PT1H2M15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